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opacity="75%" draw:textarea-horizontal-align="justify" draw:textarea-vertical-align="middle" draw:auto-grow-height="false" fo:min-height="1.771cm" fo:min-width="1.745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7.2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6.208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opacity="75%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2.857cm" svg:x="8.102cm" svg:y="1.8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3.022cm" svg:y="10.41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8.737cm" svg:y="13.2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13.5cm" svg:y="4.06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14.135cm" svg:y="10.41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26.017cm" svg:y="2.1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26.017cm" svg:y="6.9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26.017cm" svg:y="11.66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2.705cm" svg:y="4.3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34.907cm" svg:y="2.1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34.907cm" svg:y="7.13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2.857cm" svg:x="34.907cm" svg:y="11.66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397cm" svg:y1="4.715cm" svg:x2="8.255cm" svg:y2="3.762cm">
          <text:p/>
        </draw:line>
        <draw:line draw:style-name="gr2" draw:text-style-name="P3" draw:layer="layout" svg:x1="4.445cm" svg:y1="7.255cm" svg:x2="4.445cm" svg:y2="10.43cm">
          <text:p/>
        </draw:line>
        <draw:line draw:style-name="gr2" draw:text-style-name="P3" draw:layer="layout" svg:x1="5.715cm" svg:y1="5.985cm" svg:x2="13.652cm" svg:y2="5.985cm">
          <text:p/>
        </draw:line>
        <draw:line draw:style-name="gr2" draw:text-style-name="P3" draw:layer="layout" svg:x1="5.715cm" svg:y1="6.62cm" svg:x2="14.287cm" svg:y2="11.065cm">
          <text:p/>
        </draw:line>
        <draw:line draw:style-name="gr2" draw:text-style-name="P3" draw:layer="layout" svg:x1="5.08cm" svg:y1="6.937cm" svg:x2="10.16cm" svg:y2="13.287cm">
          <text:p/>
        </draw:line>
        <draw:line draw:style-name="gr2" draw:text-style-name="P3" draw:layer="layout" svg:x1="5.397cm" svg:y1="10.747cm" svg:x2="9.207cm" svg:y2="4.715cm">
          <text:p/>
        </draw:line>
        <draw:line draw:style-name="gr2" draw:text-style-name="P3" draw:layer="layout" svg:x1="10.477cm" svg:y1="13.287cm" svg:x2="10.477cm" svg:y2="4.397cm">
          <text:p/>
        </draw:line>
        <draw:line draw:style-name="gr2" draw:text-style-name="P3" draw:layer="layout" svg:x1="10.795cm" svg:y1="4.08cm" svg:x2="14.922cm" svg:y2="10.747cm">
          <text:p/>
        </draw:line>
        <draw:line draw:style-name="gr2" draw:text-style-name="P3" draw:layer="layout" svg:x1="11.112cm" svg:y1="3.762cm" svg:x2="13.97cm" svg:y2="4.397cm">
          <text:p/>
        </draw:line>
        <draw:line draw:style-name="gr2" draw:text-style-name="P3" draw:layer="layout" svg:x1="6.032cm" svg:y1="11.382cm" svg:x2="13.97cm" svg:y2="6.302cm">
          <text:p/>
        </draw:line>
        <draw:line draw:style-name="gr2" draw:text-style-name="P3" draw:layer="layout" svg:x1="11.112cm" svg:y1="13.605cm" svg:x2="14.922cm" svg:y2="6.937cm">
          <text:p/>
        </draw:line>
        <draw:line draw:style-name="gr2" draw:text-style-name="P3" draw:layer="layout" svg:x1="15.557cm" svg:y1="6.937cm" svg:x2="15.875cm" svg:y2="10.43cm">
          <text:p/>
        </draw:line>
        <draw:line draw:style-name="gr2" draw:text-style-name="P3" draw:layer="layout" svg:x1="6.032cm" svg:y1="12.018cm" svg:x2="8.89cm" svg:y2="13.922cm">
          <text:p/>
        </draw:line>
        <draw:line draw:style-name="gr2" draw:text-style-name="P3" draw:layer="layout" svg:x1="6.35cm" svg:y1="11.7cm" svg:x2="14.287cm" svg:y2="11.7cm">
          <text:p/>
        </draw:line>
        <draw:line draw:style-name="gr2" draw:text-style-name="P3" draw:layer="layout" svg:x1="11.747cm" svg:y1="14.24cm" svg:x2="14.922cm" svg:y2="12.97cm">
          <text:p/>
        </draw:line>
        <draw:line draw:style-name="gr2" draw:text-style-name="P3" draw:layer="layout" svg:x1="29.21cm" svg:y1="3.697cm" svg:x2="34.925cm" svg:y2="3.697cm">
          <text:p/>
        </draw:line>
        <draw:line draw:style-name="gr2" draw:text-style-name="P3" draw:layer="layout" svg:x1="29.21cm" svg:y1="8.46cm" svg:x2="34.926cm" svg:y2="3.697cm">
          <text:p/>
        </draw:line>
        <draw:line draw:style-name="gr2" draw:text-style-name="P3" draw:layer="layout" svg:x1="29.211cm" svg:y1="3.697cm" svg:x2="34.925cm" svg:y2="8.142cm">
          <text:p/>
        </draw:line>
        <draw:line draw:style-name="gr2" draw:text-style-name="P3" draw:layer="layout" svg:x1="29.21cm" svg:y1="8.63cm" svg:x2="34.925cm" svg:y2="8.63cm">
          <text:p/>
        </draw:line>
        <draw:line draw:style-name="gr2" draw:text-style-name="P3" draw:layer="layout" svg:x1="29.21cm" svg:y1="8.777cm" svg:x2="34.925cm" svg:y2="12.905cm">
          <text:p/>
        </draw:line>
        <draw:line draw:style-name="gr2" draw:text-style-name="P3" draw:layer="layout" svg:x1="29.21cm" svg:y1="12.905cm" svg:x2="34.925cm" svg:y2="9.095cm">
          <text:p/>
        </draw:line>
        <draw:line draw:style-name="gr2" draw:text-style-name="P3" draw:layer="layout" svg:x1="29.21cm" svg:y1="12.905cm" svg:x2="34.925cm" svg:y2="12.905cm">
          <text:p/>
        </draw:line>
        <draw:frame draw:style-name="gr3" draw:text-style-name="P4" draw:layer="layout" svg:width="7.741cm" svg:height="2.143cm" svg:x="5.829cm" svg:y="16.542cm">
          <draw:text-box>
            <text:p><text:span text:style-name="T2">Complete</text:span></text:p>
          </draw:text-box>
        </draw:frame>
        <draw:frame draw:style-name="gr4" draw:text-style-name="P6" draw:layer="layout" svg:width="7.555cm" svg:height="4.035cm" svg:x="28.33cm" svg:y="15.443cm">
          <draw:text-box>
            <text:p text:style-name="P5"><text:span text:style-name="T2">Balanced</text:span><text:span text:style-name="T2"><text:line-break/></text:span><text:span text:style-name="T2">Bipart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.1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8:03:52.710193525</meta:creation-date>
    <dc:date>2020-11-24T20:17:12.756461901</dc:date>
    <meta:editing-duration>PT55M45S</meta:editing-duration>
    <meta:editing-cycles>4</meta:editing-cycles>
    <meta:generator>LibreOffice/7.0.2.2$Linux_X86_64 LibreOffice_project/00$Build-2</meta:generator>
    <meta:document-statistic meta:object-count="36"/>
  </office:meta>
</office:document-meta>
</file>